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58cm" text:min-label-width="0.812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458cm" text:min-label-width="0.81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Planimals</text:span></text:p>
          </draw:text-box>
        </draw:frame>
        <draw:frame draw:name="Google Shape;135;p13" presentation:style-name="pr2" draw:text-style-name="P3" draw:layer="layout" svg:width="9.64cm" svg:height="1.405cm" svg:x="14.122cm" svg:y="10.903cm" presentation:class="subtitle" presentation:user-transformed="true">
          <draw:text-box>
            <text:p text:style-name="P1"><text:span text:style-name="T2">Ahkeelah Lindo, Ruth Whitehouse, Sarah Pak, Mart Miller</text:span></text:p>
          </draw:text-box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kind of workshop should we have?&#10;What lessons to teach?" draw:style-name="dp1" draw:master-page-name="TITLE_5f_AND_5f_BODY" presentation:presentation-page-layout-name="AL2T1">
        <draw:frame draw:name="Google Shape;140;p1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What kind of workshop should we have?</text:span><text:span text:style-name="T3"><text:line-break/></text:span><text:span text:style-name="T3">What lessons to teach?</text:span></text:p>
          </draw:text-box>
        </draw:frame>
        <draw:frame draw:name="Google Shape;141;p14" presentation:style-name="pr5" draw:text-style-name="P8" draw:layer="layout" svg:width="19.552cm" svg:height="8.086cm" svg:x="3.604cm" svg:y="4.354cm" presentation:class="outline" presentation:user-transformed="true">
          <draw:text-box>
            <text:list text:style-name="L4">
              <text:list-item>
                <text:p text:style-name="P6"><text:span text:style-name="T2">Platform to use: Scratch.</text:span></text:p>
              </text:list-item>
              <text:list-item>
                <text:p text:style-name="P6"><text:span text:style-name="T2">Students can learn how to create animals/plants of their own and add them to the game</text:span></text:p>
              </text:list-item>
              <text:list-item>
                <text:p text:style-name="P6"><text:span text:style-name="T2">Loop workshop, where we break down the significance of each part of the loop. Having students create a loop instead of just changing variables will give them a sense of accomplishment. They will feel like they’re are actually coding and that’s because they are. </text:span></text:p>
              </text:list-item>
            </text:list>
            <text:p text:style-name="P7"><text:span text:style-name="T2"/></text:p>
          </draw:text-box>
        </draw:frame>
        <presentation:notes draw:style-name="dp2">
          <draw:page-thumbnail draw:name="Google Shape;137;gb8e22334da_0_145:notes" draw:style-name="gr1" draw:layer="layout" svg:width="16.932cm" svg:height="9.524cm" svg:x="1.059cm" svg:y="1.905cm" draw:page-number="2" presentation:class="page"/>
          <draw:frame draw:name="Google Shape;138;gb8e22334da_0_14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imals Part 1" draw:style-name="dp1" draw:master-page-name="TITLE_5f_AND_5f_BODY" presentation:presentation-page-layout-name="AL2T1">
        <draw:frame draw:name="Google Shape;146;p15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Planimals Part 1</text:span></text:p>
          </draw:text-box>
        </draw:frame>
        <draw:frame draw:name="Google Shape;147;p15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9"><text:span text:style-name="T2">The plants and animals will be named. The wrong type of food makes them sick, then you have to give them medicine and/or treat them.</text:span></text:p>
            <text:p text:style-name="P10"><text:span text:style-name="T2">They have to keep the plant/animal alive, otherwise they have to start over.</text:span></text:p>
            <text:p text:style-name="P10"><text:span text:style-name="T2">Animals and plants evolve <text:s/>based <text:s/>on how long they are kept alive. </text:span></text:p>
            <text:list text:style-name="L7">
              <text:list-item>
                <text:p text:style-name="P10"><text:span text:style-name="T2">Animals shrink back to a smaller size if damaged and eventually die, if damage continues. </text:span></text:p>
              </text:list-item>
            </text:list>
            <text:p text:style-name="P10"><text:span text:style-name="T2">There will be a high score <text:s/>system for how long they keep it alive. (Adds a fun competition element)</text:span></text:p>
            <text:list text:continue-numbering="true" text:style-name="L7">
              <text:list-item>
                <text:p text:style-name="P10"><text:span text:style-name="T2">If in person reward student with highest score </text:span></text:p>
              </text:list-item>
            </text:list>
          </draw:text-box>
        </draw:frame>
        <presentation:notes draw:style-name="dp2">
          <draw:page-thumbnail draw:name="Google Shape;143;gb96414c183_1_0:notes" draw:style-name="gr1" draw:layer="layout" svg:width="16.932cm" svg:height="9.524cm" svg:x="1.059cm" svg:y="1.905cm" draw:page-number="3" presentation:class="page"/>
          <draw:frame draw:name="Google Shape;144;gb96414c183_1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imals Part 2" draw:style-name="dp1" draw:master-page-name="TITLE_5f_AND_5f_BODY" presentation:presentation-page-layout-name="AL2T1">
        <draw:frame draw:name="Google Shape;152;p16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Planimals Part 2</text:span></text:p>
          </draw:text-box>
        </draw:frame>
        <draw:frame draw:name="Google Shape;153;p16" presentation:style-name="pr5" draw:text-style-name="P8" draw:layer="layout" svg:width="19.552cm" svg:height="9.573cm" svg:x="3.604cm" svg:y="4.009cm" presentation:class="outline" presentation:user-transformed="true">
          <draw:text-box>
            <text:p text:style-name="P9"><text:span text:style-name="T2">Plant and Animal Creation</text:span></text:p>
            <text:p text:style-name="P10"><text:span text:style-name="T2"/></text:p>
            <text:p text:style-name="P10"><text:span text:style-name="T2">Randomize plant name and have students draw based off of that ( to eliminate indecisiveness) </text:span></text:p>
            <text:p text:style-name="P10"><text:span text:style-name="T2">We will also have premade plants and animals, just in case we run short on time. This will still allow students to test out games and do coding. </text:span></text:p>
            <text:p text:style-name="P10"><text:span text:style-name="T2">Students get to draw their plants and animals in four phases</text:span></text:p>
            <text:p text:style-name="P10"><text:span text:style-name="T2">Ex: Plant: Seed bag, sprout, medium size plant, large size </text:span></text:p>
            <text:p text:style-name="P10"><text:span text:style-name="T2"><text:s text:c="8"/></text:span><text:span text:style-name="T2">Animals: Baby, child, parent, elder</text:span></text:p>
            <text:p text:style-name="P10"><text:span text:style-name="T2">Will have plug options for drawings in code, and specific parts of the game where students can code, for instance have them create a loop. </text:span></text:p>
            <text:p text:style-name="P11"><text:span text:style-name="T2"/></text:p>
          </draw:text-box>
        </draw:frame>
        <presentation:notes draw:style-name="dp2">
          <draw:page-thumbnail draw:name="Google Shape;149;gb96414c183_0_0:notes" draw:style-name="gr1" draw:layer="layout" svg:width="16.932cm" svg:height="9.524cm" svg:x="1.059cm" svg:y="1.905cm" draw:page-number="4" presentation:class="page"/>
          <draw:frame draw:name="Google Shape;150;gb96414c183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ookeeper" draw:style-name="dp1" draw:master-page-name="TITLE_5f_AND_5f_BODY" presentation:presentation-page-layout-name="AL2T1">
        <draw:frame draw:name="Google Shape;158;p17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Zookeeper</text:span></text:p>
          </draw:text-box>
        </draw:frame>
        <draw:frame draw:name="Google Shape;159;p17" presentation:style-name="pr5" draw:text-style-name="P8" draw:layer="layout" svg:width="19.552cm" svg:height="8.086cm" svg:x="3.604cm" svg:y="4.354cm" presentation:class="outline" presentation:user-transformed="true">
          <draw:text-box>
            <text:list text:style-name="L4">
              <text:list-item>
                <text:p text:style-name="P6"><text:span text:style-name="T2">Start by choosing what animal to take care of.</text:span></text:p>
              </text:list-item>
            </text:list>
            <text:list text:style-name="L8">
              <text:list-item>
                <text:list>
                  <text:list-item>
                    <text:p text:style-name="P6"><text:span text:style-name="T4">Penguin, Lion, Monkey, Wolf, Panda, custom</text:span></text:p>
                  </text:list-item>
                </text:list>
              </text:list-item>
              <text:list-item>
                <text:p text:style-name="P6"><text:span text:style-name="T2">Begins with a baby animal.</text:span></text:p>
              </text:list-item>
              <text:list-item>
                <text:p text:style-name="P6"><text:span text:style-name="T2">The different “levels” are different life stages of the animal.</text:span></text:p>
              </text:list-item>
              <text:list-item>
                <text:p text:style-name="P6"><text:span text:style-name="T2">Once the animal is fully grown, it is released into its natural habitat.</text:span></text:p>
              </text:list-item>
              <text:list-item>
                <text:p text:style-name="P6"><text:span text:style-name="T2">Teachable moment: go into the code, change the rate at which the animals grow, change what food the animal needs to eat, allow the creation of a “custom” animal. <text:s/>Change some environmental factors to see how it affects the animal?</text:span></text:p>
              </text:list-item>
            </text:list>
          </draw:text-box>
        </draw:frame>
        <presentation:notes draw:style-name="dp2">
          <draw:page-thumbnail draw:name="Google Shape;155;gb8e22334da_0_0:notes" draw:style-name="gr1" draw:layer="layout" svg:width="16.932cm" svg:height="9.524cm" svg:x="1.059cm" svg:y="1.905cm" draw:page-number="5" presentation:class="page"/>
          <draw:frame draw:name="Google Shape;156;gb8e22334da_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t parent + Zoo = Planimals " draw:style-name="dp1" draw:master-page-name="TITLE_5f_AND_5f_BODY" presentation:presentation-page-layout-name="AL2T1">
        <draw:frame draw:name="Google Shape;164;p18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Plant parent + Zoo = Planimals </text:span></text:p>
          </draw:text-box>
        </draw:frame>
        <draw:frame draw:name="Google Shape;165;p18" presentation:style-name="pr5" draw:text-style-name="P8" draw:layer="layout" svg:width="19.552cm" svg:height="8.086cm" svg:x="3.604cm" svg:y="4.354cm" presentation:class="outline" presentation:user-transformed="true">
          <draw:text-box>
            <text:list text:style-name="L9">
              <text:list-item>
                <text:p text:style-name="P6"><text:span text:style-name="T2">Start with seed, grows into sentient plant with personality</text:span></text:p>
              </text:list-item>
              <text:list-item>
                <text:p text:style-name="P6"><text:span text:style-name="T2">Different personalities can represent difficulty</text:span></text:p>
              </text:list-item>
            </text:list>
            <text:p text:style-name="P12"><text:span text:style-name="T2">ex : Roses have thorns, so they would have more of an abrasive personality and have less friendly facial expressions. </text:span></text:p>
            <text:p text:style-name="P12"><text:span text:style-name="T2">Also roses require more care, so the difficulty would be higher than other plants and it would warn the user before choosing a seed. </text:span></text:p>
            <text:list text:continue-numbering="true" text:style-name="L9">
              <text:list-item>
                <text:p text:style-name="P10"><text:span text:style-name="T2">Tamagotchi- like?</text:span></text:p>
              </text:list-item>
              <text:list-item>
                <text:p text:style-name="P9"><text:span text:style-name="T2">Each plant can come with specific requirements for water, light, sun, etc.</text:span></text:p>
              </text:list-item>
              <text:list-item>
                <text:p text:style-name="P9"><text:span text:style-name="T2">Teachable moment: </text:span></text:p>
              </text:list-item>
            </text:list>
            <text:p text:style-name="P12"><text:span text:style-name="T2">Allows students to see the creativity in code because they will have to create their own plant. </text:span></text:p>
            <text:p text:style-name="P12"><text:span text:style-name="T2">Show students how to create loops. </text:span></text:p>
            <text:p text:style-name="P7"><text:span text:style-name="T2">Create a feeding and watering loop for the pants where the plant will grow bigger the loop progresses. </text:span></text:p>
          </draw:text-box>
        </draw:frame>
        <presentation:notes draw:style-name="dp2">
          <draw:page-thumbnail draw:name="Google Shape;161;gb8e22334da_0_5:notes" draw:style-name="gr1" draw:layer="layout" svg:width="16.932cm" svg:height="9.524cm" svg:x="1.059cm" svg:y="1.905cm" draw:page-number="6" presentation:class="page"/>
          <draw:frame draw:name="Google Shape;162;gb8e22334da_0_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onsai Tree" draw:style-name="dp1" draw:master-page-name="TITLE_5f_AND_5f_BODY" presentation:presentation-page-layout-name="AL2T1">
        <draw:frame draw:name="Google Shape;170;p19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Bonsai Tree</text:span></text:p>
          </draw:text-box>
        </draw:frame>
        <draw:frame draw:name="Google Shape;171;p19" presentation:style-name="pr5" draw:text-style-name="P8" draw:layer="layout" svg:width="19.552cm" svg:height="8.086cm" svg:x="3.604cm" svg:y="4.354cm" presentation:class="outline" presentation:user-transformed="true">
          <draw:text-box>
            <text:list text:style-name="L4">
              <text:list-item>
                <text:p text:style-name="P6"><text:span text:style-name="T2">Lots of customization.</text:span></text:p>
              </text:list-item>
              <text:list-item>
                <text:p text:style-name="P6"><text:span text:style-name="T2">Players begin by selecting a pot and a plant.</text:span></text:p>
              </text:list-item>
              <text:list-item>
                <text:p text:style-name="P6"><text:span text:style-name="T2">The player can plant their pot and wait for the plant to grow</text:span></text:p>
              </text:list-item>
              <text:list-item>
                <text:p text:style-name="P6"><text:span text:style-name="T2">In the first “round” of snipping, the player chooses what style to train their bonsai into.</text:span></text:p>
              </text:list-item>
              <text:list-item>
                <text:p text:style-name="P6"><text:span text:style-name="T2">Teachable moment: Teach them how to change the rate of growth?</text:span></text:p>
              </text:list-item>
            </text:list>
          </draw:text-box>
        </draw:frame>
        <presentation:notes draw:style-name="dp2">
          <draw:page-thumbnail draw:name="Google Shape;167;gb8e22334da_0_10:notes" draw:style-name="gr1" draw:layer="layout" svg:width="16.932cm" svg:height="9.524cm" svg:x="1.059cm" svg:y="1.905cm" draw:page-number="7" presentation:class="page"/>
          <draw:frame draw:name="Google Shape;168;gb8e22334da_0_1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5"/>
    <meta:generator>LibreOfficeDev/6.0.5.2$Linux_X86_64 LibreOffice_project/</meta:generator>
  </office:meta>
</office:document-meta>
</file>